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8dd27" officeooo:paragraph-rsid="00019d99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70ebc" officeooo:paragraph-rsid="00019d99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1ab81c" officeooo:paragraph-rsid="00019d99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01f9cd" officeooo:paragraph-rsid="0001f9cd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04644d" officeooo:paragraph-rsid="0004644d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05ae53" officeooo:paragraph-rsid="0005ae53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0675fc" officeooo:paragraph-rsid="000675fc" style:font-weight-asian="normal" style:font-weight-complex="normal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29e15" officeooo:paragraph-rsid="00019d99"/>
    </style:style>
    <style:style style:name="P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3e73e" officeooo:paragraph-rsid="00019d99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18dd27" officeooo:paragraph-rsid="00019d99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1f9cd" officeooo:paragraph-rsid="0001f9cd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4644d" officeooo:paragraph-rsid="0004644d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5ae53" officeooo:paragraph-rsid="0005ae53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0675fc" officeooo:paragraph-rsid="000675fc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3e73e" officeooo:paragraph-rsid="00019d99"/>
    </style:style>
    <style:style style:name="P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03fd5c" officeooo:paragraph-rsid="00019d99"/>
    </style:style>
    <style:style style:name="P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170ebc" officeooo:paragraph-rsid="00019d9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rsid="00170ebc" officeooo:paragraph-rsid="00019d99"/>
    </style:style>
    <style:style style:name="T1" style:family="text">
      <style:text-properties fo:font-weight="bold" officeooo:rsid="0003e73e" style:font-weight-asian="bold" style:font-weight-complex="bold"/>
    </style:style>
    <style:style style:name="T2" style:family="text">
      <style:text-properties fo:font-weight="bold" officeooo:rsid="00153540" style:font-weight-asian="bold" style:font-weight-complex="bold"/>
    </style:style>
    <style:style style:name="T3" style:family="text">
      <style:text-properties officeooo:rsid="00153540"/>
    </style:style>
    <style:style style:name="T4" style:family="text">
      <style:text-properties officeooo:rsid="001ad0c4"/>
    </style:style>
    <style:style style:name="T5" style:family="text">
      <style:text-properties officeooo:rsid="00019d99"/>
    </style:style>
    <style:style style:name="T6" style:family="text">
      <style:text-properties officeooo:rsid="0001f9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sen<text:tab/><text:tab/>: </text:span><text:span text:style-name="T2">Estu Widiawati</text:span></text:p>
      <text:p text:style-name="P9">Mata Kuliah<text:tab/>: <text:span text:style-name="T5">Manajemen Operasion II</text:span></text:p>
      <text:p text:style-name="P15"/>
      <text:p text:style-name="P16"/>
      <text:p text:style-name="P16"><text:span text:style-name="T3">22 </text:span>Februari 2017</text:p>
      <text:p text:style-name="P17">Penganggaran</text:p>
      <text:p text:style-name="P16"/>
      <text:p text:style-name="P11">Tujuan Mempelajari MO 2</text:p>
      <text:p text:style-name="P18">&gt; <text:span text:style-name="T6">Memahami dan meningkatkan wawasan tentang pengelolaan kegiatan operasi perusahaan dalam rangka produktivitas dan efisiensi perusahaan.</text:span></text:p>
      <text:p text:style-name="P18">&gt; <text:span text:style-name="T6">Memahami cakupan manajemen operasi sebagai bagian peluang karier dalam suatu perusahaan.</text:span></text:p>
      <text:p text:style-name="P16"/>
      <text:p text:style-name="P11">Cakupan MO 2</text:p>
      <text:p text:style-name="P2">&gt; <text:span text:style-name="T6">Manajemen rantai pasokan dan outsourcing</text:span></text:p>
      <text:p text:style-name="P2">&gt; <text:span text:style-name="T6">Manajemen persediaan</text:span></text:p>
      <text:p text:style-name="P2">&gt; <text:span text:style-name="T6">Perencanaan agregat</text:span></text:p>
      <text:p text:style-name="P2">&gt; <text:span text:style-name="T6">MRP dan ERP</text:span></text:p>
      <text:p text:style-name="P4">&gt; Penjadwalan jangka pendek</text:p>
      <text:p text:style-name="P4">&gt; JIT dan operasi ramping</text:p>
      <text:p text:style-name="P4">&gt; Pemeliharaan dan keandalan</text:p>
      <text:p text:style-name="P10"/>
      <text:p text:style-name="P12">Manajemen Rantai Pasokan</text:p>
      <text:p text:style-name="P5">&gt; Pengadaan bahan dan pelayanan</text:p>
      <text:p text:style-name="P5">&gt; Pengiriman ke pelanggan</text:p>
      <text:p text:style-name="P5">&gt; Pengubahan menjadi barang setengah jadi dan produk akhir</text:p>
      <text:p text:style-name="P1"/>
      <text:p text:style-name="P12">Cakupan Aktivitas</text:p>
      <text:p text:style-name="P3"><text:span text:style-name="T4">&gt; Penyedia transportasi</text:span></text:p>
      <text:p text:style-name="P5">&gt; Transfer uang secara kredit dan tunai</text:p>
      <text:p text:style-name="P5">&gt; Para pemasok</text:p>
      <text:p text:style-name="P5">&gt; Distributor</text:p>
      <text:p text:style-name="P5">&gt; Utang dan piutang usaha</text:p>
      <text:p text:style-name="P5">&gt; Pergudangan dan persediaan</text:p>
      <text:p text:style-name="P5">&gt; Pemenuhan pesanan</text:p>
      <text:p text:style-name="P5">&gt; Berbagai informasi pelanggan, prediksi dan produksi</text:p>
      <text:p text:style-name="P5"/>
      <text:p text:style-name="P12">Tujuan Rantai Pasokan</text:p>
      <text:p text:style-name="P5">&gt; Penyesuaian produk, mutu tingg</text:p>
      <text:p text:style-name="P5">&gt; Pengurangan biaya</text:p>
      <text:p text:style-name="P5">&gt; Kecepatan ke pasar</text:p>
      <text:p text:style-name="P5">Memaksimalkan nilai bagi pelanggan</text:p>
      <text:p text:style-name="P3"/>
      <text:p text:style-name="P6"/>
      <text:p text:style-name="P6"/>
      <text:p text:style-name="P6"/>
      <text:p text:style-name="P13"><text:soft-page-break/>Kepentingan strategi rantai pasokan</text:p>
      <text:p text:style-name="P6">&gt; Strategi biaya murah</text:p>
      <text:p text:style-name="P6">&gt; Strategi respon</text:p>
      <text:p text:style-name="P6">&gt; Strategi diferensiasi</text:p>
      <text:p text:style-name="P6"/>
      <text:p text:style-name="P13">Strategi Rantai Pasokan</text:p>
      <text:p text:style-name="P6">1. Banyak Pemasok</text:p>
      <text:p text:style-name="P6"><text:tab/>&gt; menandingkan satu pemasok dengan lainnya</text:p>
      <text:p text:style-name="P6">2. Sedikit Pemasok</text:p>
      <text:p text:style-name="P6"><text:tab/>&gt; mengembangkan kemitraan jangka panjang</text:p>
      <text:p text:style-name="P6">3. Integrasi Vertikal</text:p>
      <text:p text:style-name="P6"><text:tab/>&gt; integrasi maju</text:p>
      <text:p text:style-name="P6"><text:tab/>&gt; integrasi mundur</text:p>
      <text:p text:style-name="P6">4. Jaringan Keiretsu</text:p>
      <text:p text:style-name="P6"><text:tab/>&gt; paduan sedikit pemasok dan integrasi vertikal</text:p>
      <text:p text:style-name="P6">5. Perusahaan Maya</text:p>
      <text:p text:style-name="P6"><text:tab/>&gt; penggunaan pemasok sesua kebutuhan</text:p>
      <text:p text:style-name="P6"/>
      <text:p text:style-name="P14">Mengelola Rantai Pasokan</text:p>
      <text:p text:style-name="P7">&gt; Kesepakatan atas tujuan bersama</text:p>
      <text:p text:style-name="P7">&gt; Kepercayaan</text:p>
      <text:p text:style-name="P7">&gt; Budaya organisasi yang sesu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0:13:42.228418583</meta:creation-date>
    <dc:date>2017-02-22T20:54:29.770143216</dc:date>
    <meta:editing-duration>PT40M2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53" meta:word-count="230" meta:character-count="1541" meta:non-whitespace-character-count="1357"/>
  </office:meta>
</office:document-meta>
</file>